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Heading_20_1" style:master-page-name="Right_20_Page">
      <style:paragraph-properties style:page-number="auto"/>
      <style:text-properties officeooo:rsid="002c975f" officeooo:paragraph-rsid="002c975f"/>
    </style:style>
    <style:style style:name="P3" style:family="paragraph" style:parent-style-name="Text_20_body">
      <style:text-properties officeooo:rsid="00279d27" officeooo:paragraph-rsid="00279d27"/>
    </style:style>
    <style:style style:name="P4" style:family="paragraph" style:parent-style-name="Text_20_body">
      <style:text-properties officeooo:rsid="00289ad9" officeooo:paragraph-rsid="00289ad9"/>
    </style:style>
    <style:style style:name="P5" style:family="paragraph" style:parent-style-name="Text_20_body">
      <style:text-properties officeooo:rsid="002a6ead" officeooo:paragraph-rsid="002a6ead"/>
    </style:style>
    <style:style style:name="P6" style:family="paragraph" style:parent-style-name="Text_20_body">
      <style:text-properties officeooo:rsid="002a6ead" officeooo:paragraph-rsid="002ab40a"/>
    </style:style>
    <style:style style:name="P7" style:family="paragraph" style:parent-style-name="Text_20_body">
      <style:text-properties officeooo:rsid="002c975f" officeooo:paragraph-rsid="002c975f"/>
    </style:style>
    <style:style style:name="P8" style:family="paragraph" style:parent-style-name="Heading_20_3">
      <style:paragraph-properties fo:break-before="page"/>
      <style:text-properties officeooo:rsid="002c975f" officeooo:paragraph-rsid="002c975f"/>
    </style:style>
    <style:style style:name="T1" style:family="text">
      <style:text-properties officeooo:rsid="00279d27"/>
    </style:style>
    <style:style style:name="T2" style:family="text">
      <style:text-properties officeooo:rsid="00289ad9"/>
    </style:style>
    <style:style style:name="T3" style:family="text">
      <style:text-properties officeooo:rsid="002a6ead"/>
    </style:style>
    <style:style style:name="T4" style:family="text">
      <style:text-properties officeooo:rsid="002ab40a"/>
    </style:style>
    <style:style style:name="T5" style:family="text">
      <style:text-properties officeooo:rsid="002c97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ris</text:h>
      <text:h text:style-name="Heading_20_2" text:outline-level="2">(<text:span text:style-name="T5">Goo Goo Dolls</text:span>)</text:h>
      <text:p text:style-name="Text_20_body">Time Signature: 4/4</text:p>
      <text:p text:style-name="Text_20_body">Chords: Am, C, <text:span text:style-name="T3">Dm, </text:span>F<text:span text:style-name="T2">, </text:span>G</text:p>
      <text:p text:style-name="Text_20_body">Tempo: <text:span text:style-name="T2">8</text:span>0 - <text:span text:style-name="T2">10</text:span>0 BPM</text:p>
      <text:p text:style-name="P1"/>
      <text:h text:style-name="P8" text:outline-level="3">[INTRO]</text:h>
      <text:p text:style-name="P7">Am <text:s text:c="2"/>F</text:p>
      <text:h text:style-name="Heading_20_3" text:outline-level="3">[VERSE 1]</text:h>
      <text:p text:style-name="P7"><text:s text:c="8"/>C <text:s text:c="6"/>Dm <text:s text:c="8"/>F</text:p>
      <text:p text:style-name="P7">And I'd give up forever to touch you</text:p>
      <text:p text:style-name="P7"><text:s text:c="9"/>Am <text:s text:c="11"/>G <text:s text:c="10"/>F</text:p>
      <text:p text:style-name="P7">'Cause I know that you feel me somehow</text:p>
      <text:p text:style-name="P7"><text:s text:c="11"/>C <text:s text:c="9"/>Dm <text:s text:c="9"/>F</text:p>
      <text:p text:style-name="P7">You're the closest to heaven that I'll ever be</text:p>
      <text:p text:style-name="P7"><text:s text:c="6"/>Am <text:s text:c="11"/>G <text:s text:c="12"/>F</text:p>
      <text:p text:style-name="P7">And I don't want to go home right now</text:p>
      <text:h text:style-name="Heading_20_3" text:outline-level="3">[VERSE 2]</text:h>
      <text:p text:style-name="P7"><text:s text:c="4"/>C <text:s text:c="8"/>Dm <text:s text:c="11"/>F</text:p>
      <text:p text:style-name="P7">And all I can taste is this moment</text:p>
      <text:p text:style-name="P7"><text:s text:c="4"/>Am <text:s text:c="7"/>G <text:s text:c="14"/>F</text:p>
      <text:p text:style-name="P7">And all I can breathe is your life</text:p>
      <text:p text:style-name="P7"><text:s text:c="4"/>C <text:s text:c="8"/>Dm <text:s text:c="8"/>F</text:p>
      <text:p text:style-name="P7">And sooner or later it's over</text:p>
      <text:p text:style-name="P7"><text:s text:c="7"/>Am <text:s text:c="11"/>G <text:s text:c="7"/>F</text:p>
      <text:p text:style-name="P7">I just don't want to miss you tonight</text:p>
      <text:h text:style-name="Heading_20_3" text:outline-level="3">[CHORUS]</text:h>
      <text:p text:style-name="P7"><text:s text:c="6"/>Am <text:s text:c="12"/>G <text:s text:c="7"/>F</text:p>
      <text:p text:style-name="P7">And I don't want the world to see me</text:p>
      <text:p text:style-name="P7"><text:s text:c="9"/>Am <text:s text:c="14"/>G <text:s text:c="5"/>F</text:p>
      <text:p text:style-name="P7">'Cause I don't think that they'd understand</text:p>
      <text:p text:style-name="P7"><text:s text:c="5"/>Am <text:s text:c="10"/>G <text:s text:c="9"/>F</text:p>
      <text:p text:style-name="P7">When everything's made to be broken</text:p>
      <text:p text:style-name="P7"><text:s text:c="7"/>Am <text:s text:c="9"/>G <text:s text:c="9"/>F</text:p>
      <text:p text:style-name="P7">I just want you to know who I am</text:p>
      <text:h text:style-name="Heading_20_3" text:outline-level="3">[VERSE 3]</text:h>
      <text:p text:style-name="P7"><text:s text:c="8"/>C <text:s text:c="14"/>Dm <text:s text:c="14"/>F</text:p>
      <text:p text:style-name="P7">And you can't fight the tears that ain't coming</text:p>
      <text:p text:style-name="P7"><text:s text:c="7"/>Am <text:s text:c="7"/>G <text:s text:c="12"/>F</text:p>
      <text:p text:style-name="P7">Or the moment of truth in your lies</text:p>
      <text:p text:style-name="P7"><text:s text:c="5"/>C <text:s text:c="9"/>Dm <text:s text:c="12"/>F</text:p>
      <text:p text:style-name="P7">When everything feels like the movies</text:p>
      <text:p text:style-name="P7"><text:s text:c="10"/>Am <text:s text:c="11"/>G <text:s text:c="10"/>F</text:p>
      <text:p text:style-name="P7">Yeah, you bleed just to know you're alive</text:p>
      <text:p text:style-name="P7"/>
      <text:h text:style-name="Heading_20_3" text:outline-level="3"><text:soft-page-break/>[CHORUS]</text:h>
      <text:p text:style-name="P7"><text:s text:c="6"/>Am <text:s text:c="12"/>G <text:s text:c="7"/>F</text:p>
      <text:p text:style-name="P7">And I don't want the world to see me</text:p>
      <text:p text:style-name="P7"><text:s text:c="9"/>Am <text:s text:c="14"/>G <text:s text:c="5"/>F</text:p>
      <text:p text:style-name="P7">'Cause I don't think that they'd understand</text:p>
      <text:p text:style-name="P7"><text:s text:c="5"/>Am <text:s text:c="10"/>G <text:s text:c="9"/>F</text:p>
      <text:p text:style-name="P7">When everything's made to be broken</text:p>
      <text:p text:style-name="P7"><text:s text:c="7"/>Am <text:s text:c="9"/>G <text:s text:c="9"/>F</text:p>
      <text:p text:style-name="P7">I just want you to know who I am</text:p>
      <text:h text:style-name="Heading_20_3" text:outline-level="3">[CHORUS]</text:h>
      <text:p text:style-name="P7"><text:s text:c="6"/>Am <text:s text:c="12"/>G <text:s text:c="7"/>F</text:p>
      <text:p text:style-name="P7">And I don't want the world to see me</text:p>
      <text:p text:style-name="P7"><text:s text:c="9"/>Am <text:s text:c="14"/>G <text:s text:c="5"/>F</text:p>
      <text:p text:style-name="P7">'Cause I don't think that they'd understand</text:p>
      <text:p text:style-name="P7"><text:s text:c="5"/>Am <text:s text:c="10"/>G <text:s text:c="9"/>F</text:p>
      <text:p text:style-name="P7">When everything's made to be broken</text:p>
      <text:p text:style-name="P7"><text:s text:c="7"/>Am <text:s text:c="9"/>G <text:s text:c="9"/>F</text:p>
      <text:p text:style-name="P7">I just want you to know who I am</text:p>
      <text:p text:style-name="P7"/>
      <text:p text:style-name="P7"><text:s text:c="7"/>Am <text:s text:c="9"/>G <text:s text:c="9"/>F</text:p>
      <text:p text:style-name="P7">I just want you to know who I am <text:s/></text:p>
      <text:p text:style-name="P7"><text:s text:c="7"/>Am <text:s text:c="9"/>G <text:s text:c="9"/>F</text:p>
      <text:p text:style-name="P7">I just want you to know who I am <text:s/></text:p>
      <text:p text:style-name="P7"><text:s text:c="7"/>Am <text:s text:c="9"/>G <text:s text:c="9"/>Am</text:p>
      <text:p text:style-name="P7">I just want you to know who I am <text:s/></text:p>
      <text:h text:style-name="Heading_20_3" text:outline-level="3">[OUTRO]</text:h>
      <text:p text:style-name="P7">Am <text:s/>Am <text:s/>F <text:s/>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1M23S</meta:editing-duration>
    <meta:editing-cycles>30</meta:editing-cycles>
    <meta:generator>LibreOffice/5.2.6.2$MacOSX_X86_64 LibreOffice_project/a3100ed2409ebf1c212f5048fbe377c281438fdc</meta:generator>
    <dc:title>Lyrics + Chords</dc:title>
    <dc:date>2017-05-19T09:42:08.697684000</dc:date>
    <meta:print-date>2017-04-03T12:23:29.985893000</meta:print-date>
    <meta:document-statistic meta:table-count="0" meta:image-count="0" meta:object-count="0" meta:page-count="3" meta:paragraph-count="69" meta:word-count="331" meta:character-count="2021" meta:non-whitespace-character-count="10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